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BitsUR" table:style-name="ta1">
        <table:shapes>
          <draw:frame draw:z-index="0" draw:style-name="gr1" draw:text-style-name="P1" svg:width="172.49mm" svg:height="115.28mm" svg:x="58.04mm" svg:y="1.06mm">
            <loext:p draw:notify-on-update-of-ranges="Graph_Charge_BitsUR.A1:Graph_Charge_BitsUR.A1 Graph_Charge_BitsUR.A2:Graph_Charge_BitsUR.A26 Graph_Charge_BitsUR.B1:Graph_Charge_BitsUR.B1 Graph_Charge_BitsUR.B2:Graph_Charge_BitsUR.B26 Graph_Charge_BitsUR.A1:Graph_Charge_BitsUR.A1 Graph_Charge_BitsUR.A2:Graph_Charge_BitsUR.A26 Graph_Charge_BitsUR.C1:Graph_Charge_BitsUR.C1 Graph_Charge_BitsUR.C2:Graph_Charge_BitsUR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2237167169915" calcext:value-type="float">
            <text:p>4,5223716717</text:p>
          </table:table-cell>
          <table:table-cell office:value-type="float" office:value="4.73540930365842" calcext:value-type="float">
            <text:p>4,7354093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509542138405" calcext:value-type="float">
            <text:p>4,7750954214</text:p>
          </table:table-cell>
          <table:table-cell office:value-type="float" office:value="5.24411339005189" calcext:value-type="float">
            <text:p>5,2441133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3681002680842" calcext:value-type="float">
            <text:p>4,5368100268</text:p>
          </table:table-cell>
          <table:table-cell office:value-type="float" office:value="5.17730403753905" calcext:value-type="float">
            <text:p>5,1773040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7400955961535" calcext:value-type="float">
            <text:p>4,6740095596</text:p>
          </table:table-cell>
          <table:table-cell office:value-type="float" office:value="5.51170568561873" calcext:value-type="float">
            <text:p>5,5117056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3788445965561" calcext:value-type="float">
            <text:p>4,5378844597</text:p>
          </table:table-cell>
          <table:table-cell office:value-type="float" office:value="5.5212326472887" calcext:value-type="float">
            <text:p>5,5212326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3633379995847" calcext:value-type="float">
            <text:p>4,6363338</text:p>
          </table:table-cell>
          <table:table-cell office:value-type="float" office:value="5.74669751473991" calcext:value-type="float">
            <text:p>5,7466975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3643713089846" calcext:value-type="float">
            <text:p>4,5364371309</text:p>
          </table:table-cell>
          <table:table-cell office:value-type="float" office:value="5.76543506602283" calcext:value-type="float">
            <text:p>5,765435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1297526399237" calcext:value-type="float">
            <text:p>4,612975264</text:p>
          </table:table-cell>
          <table:table-cell office:value-type="float" office:value="5.91907975664085" calcext:value-type="float">
            <text:p>5,9190797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3028659315307" calcext:value-type="float">
            <text:p>4,5302865932</text:p>
          </table:table-cell>
          <table:table-cell office:value-type="float" office:value="5.92736861029544" calcext:value-type="float">
            <text:p>5,9273686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0784886428094" calcext:value-type="float">
            <text:p>4,6078488643</text:p>
          </table:table-cell>
          <table:table-cell office:value-type="float" office:value="6.06225862817331" calcext:value-type="float">
            <text:p>6,0622586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9235270434548" calcext:value-type="float">
            <text:p>4,5923527043</text:p>
          </table:table-cell>
          <table:table-cell office:value-type="float" office:value="6.08237768464361" calcext:value-type="float">
            <text:p>6,0823776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0190728811418" calcext:value-type="float">
            <text:p>4,7019072881</text:p>
          </table:table-cell>
          <table:table-cell office:value-type="float" office:value="6.19007026618314" calcext:value-type="float">
            <text:p>6,1900702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2264354515887" calcext:value-type="float">
            <text:p>4,7226435452</text:p>
          </table:table-cell>
          <table:table-cell office:value-type="float" office:value="6.21430398090529" calcext:value-type="float">
            <text:p>6,2143039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055337327877" calcext:value-type="float">
            <text:p>4,8055337328</text:p>
          </table:table-cell>
          <table:table-cell office:value-type="float" office:value="6.32836380844379" calcext:value-type="float">
            <text:p>6,3283638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5401019355242" calcext:value-type="float">
            <text:p>4,7540101936</text:p>
          </table:table-cell>
          <table:table-cell office:value-type="float" office:value="6.38686078399742" calcext:value-type="float">
            <text:p>6,3868607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9514036808761" calcext:value-type="float">
            <text:p>4,7951403681</text:p>
          </table:table-cell>
          <table:table-cell office:value-type="float" office:value="6.56577106182722" calcext:value-type="float">
            <text:p>6,56577106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4812406203102" calcext:value-type="float">
            <text:p>4,748124062</text:p>
          </table:table-cell>
          <table:table-cell office:value-type="float" office:value="6.66421320491422" calcext:value-type="float">
            <text:p>6,6642132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9327218081551" calcext:value-type="float">
            <text:p>4,7932721808</text:p>
          </table:table-cell>
          <table:table-cell office:value-type="float" office:value="6.71580395636352" calcext:value-type="float">
            <text:p>6,7158039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4816884893492" calcext:value-type="float">
            <text:p>4,7481688489</text:p>
          </table:table-cell>
          <table:table-cell office:value-type="float" office:value="6.72772582990634" calcext:value-type="float">
            <text:p>6,72772582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8520562508306" calcext:value-type="float">
            <text:p>4,7852056251</text:p>
          </table:table-cell>
          <table:table-cell office:value-type="float" office:value="6.74533360430215" calcext:value-type="float">
            <text:p>6,7453336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5015241995998" calcext:value-type="float">
            <text:p>4,75015242</text:p>
          </table:table-cell>
          <table:table-cell office:value-type="float" office:value="6.75071520135068" calcext:value-type="float">
            <text:p>6,7507152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8349931211306" calcext:value-type="float">
            <text:p>4,7834993121</text:p>
          </table:table-cell>
          <table:table-cell office:value-type="float" office:value="6.75993074662331" calcext:value-type="float">
            <text:p>6,7599307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75009380129758" calcext:value-type="float">
            <text:p>4,7500938013</text:p>
          </table:table-cell>
          <table:table-cell office:value-type="float" office:value="6.764475987994" calcext:value-type="float">
            <text:p>6,7644759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791083977581" calcext:value-type="float">
            <text:p>4,7791083978</text:p>
          </table:table-cell>
          <table:table-cell office:value-type="float" office:value="6.76953711230615" calcext:value-type="float">
            <text:p>6,7695371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4983585542771" calcext:value-type="float">
            <text:p>4,7498358554</text:p>
          </table:table-cell>
          <table:table-cell office:value-type="float" office:value="6.77223377313657" calcext:value-type="float">
            <text:p>6,77223377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753406239496" calcext:value-type="float">
            <text:p>4,7753406239</text:p>
          </table:table-cell>
          <table:table-cell office:value-type="float" office:value="6.77442627563782" calcext:value-type="float">
            <text:p>6,7744262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5059013881941" calcext:value-type="float">
            <text:p>4,7505901388</text:p>
          </table:table-cell>
          <table:table-cell office:value-type="float" office:value="6.77539160205103" calcext:value-type="float">
            <text:p>6,7753916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7863063809498" calcext:value-type="float">
            <text:p>4,7786306381</text:p>
          </table:table-cell>
          <table:table-cell office:value-type="float" office:value="6.77932716358179" calcext:value-type="float">
            <text:p>6,7793271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5308357303652" calcext:value-type="float">
            <text:p>4,753083573</text:p>
          </table:table-cell>
          <table:table-cell office:value-type="float" office:value="6.78088653701851" calcext:value-type="float">
            <text:p>6,780886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8:36:11.316086294</dc:date>
    <meta:editing-duration>PT1M38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5cm" svg:height="11.529cm" xlink:href=".." xlink:type="simple" chart:class="chart:scatter" chart:style-name="ch1">
        <chart:legend chart:legend-position="end" svg:x="14.53cm" svg:y="5.216cm" style:legend-expansion="high" chart:style-name="ch2"/>
        <chart:plot-area chart:style-name="ch3" table:cell-range-address="Graph_Charge_BitsUR.A1:Graph_Charge_BitsUR.C26" chart:data-source-has-labels="row" svg:x="1.356cm" svg:y="0.23cm" svg:width="12.829cm" svg:height="10.088cm">
          <chartooo:coordinate-region svg:x="1.792cm" svg:y="0.429cm" svg:width="12.206cm" svg:height="9.242cm"/>
          <chart:axis chart:dimension="x" chart:name="primary-x" chart:style-name="ch4">
            <chart:title svg:x="5.609cm" svg:y="10.548cm" chart:style-name="ch5">
              <text:p>Charge (nombre d'utilisateur)</text:p>
            </chart:title>
          </chart:axis>
          <chart:axis chart:dimension="y" chart:name="primary-y" chart:style-name="ch4">
            <chart:title svg:x="0.451cm" svg:y="8.096cm" chart:style-name="ch6">
              <text:p>Nombre moyen de bits par UR allouée</text:p>
            </chart:title>
            <chart:grid chart:style-name="ch7" chart:class="major"/>
          </chart:axis>
          <chart:series chart:style-name="ch8" chart:values-cell-range-address="Graph_Charge_BitsUR.B2:Graph_Charge_BitsUR.B26" chart:label-cell-address="Graph_Charge_BitsUR.B1:Graph_Charge_BitsUR.B1" chart:class="chart:scatter">
            <chart:domain table:cell-range-address="Graph_Charge_BitsUR.A2:Graph_Charge_BitsUR.A26"/>
            <chart:data-point chart:repeated="25"/>
          </chart:series>
          <chart:series chart:style-name="ch9" chart:values-cell-range-address="Graph_Charge_BitsUR.C2:Graph_Charge_BitsUR.C26" chart:label-cell-address="Graph_Charge_BitsUR.C1:Graph_Charge_BitsUR.C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BitsUR.B1:Graph_Charge_BitsUR.B1</svg:desc>
                </draw:g>
              </table:table-cell>
              <table:table-cell office:value-type="string">
                <text:p>MaxSNR</text:p>
                <draw:g>
                  <svg:desc>Graph_Charge_BitsUR.C1:Graph_Charge_BitsU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BitsUR.A2:Graph_Charge_BitsUR.A26</svg:desc>
                </draw:g>
              </table:table-cell>
              <table:table-cell office:value-type="float" office:value="4.52237167169915">
                <text:p>4.52237167169915</text:p>
                <draw:g>
                  <svg:desc>Graph_Charge_BitsUR.B2:Graph_Charge_BitsUR.B26</svg:desc>
                </draw:g>
              </table:table-cell>
              <table:table-cell office:value-type="float" office:value="4.73540930365842">
                <text:p>4.73540930365842</text:p>
                <draw:g>
                  <svg:desc>Graph_Charge_BitsUR.C2:Graph_Charge_BitsUR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77509542138405">
                <text:p>4.77509542138405</text:p>
              </table:table-cell>
              <table:table-cell office:value-type="float" office:value="5.24411339005189">
                <text:p>5.24411339005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3681002680842">
                <text:p>4.53681002680842</text:p>
              </table:table-cell>
              <table:table-cell office:value-type="float" office:value="5.17730403753905">
                <text:p>5.1773040375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67400955961535">
                <text:p>4.67400955961535</text:p>
              </table:table-cell>
              <table:table-cell office:value-type="float" office:value="5.51170568561873">
                <text:p>5.51170568561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53788445965561">
                <text:p>4.53788445965561</text:p>
              </table:table-cell>
              <table:table-cell office:value-type="float" office:value="5.5212326472887">
                <text:p>5.521232647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63633379995847">
                <text:p>4.63633379995847</text:p>
              </table:table-cell>
              <table:table-cell office:value-type="float" office:value="5.74669751473991">
                <text:p>5.74669751473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53643713089846">
                <text:p>4.53643713089846</text:p>
              </table:table-cell>
              <table:table-cell office:value-type="float" office:value="5.76543506602283">
                <text:p>5.76543506602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61297526399237">
                <text:p>4.61297526399237</text:p>
              </table:table-cell>
              <table:table-cell office:value-type="float" office:value="5.91907975664085">
                <text:p>5.91907975664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53028659315307">
                <text:p>4.53028659315307</text:p>
              </table:table-cell>
              <table:table-cell office:value-type="float" office:value="5.92736861029544">
                <text:p>5.92736861029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60784886428094">
                <text:p>4.60784886428094</text:p>
              </table:table-cell>
              <table:table-cell office:value-type="float" office:value="6.06225862817331">
                <text:p>6.06225862817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59235270434548">
                <text:p>4.59235270434548</text:p>
              </table:table-cell>
              <table:table-cell office:value-type="float" office:value="6.08237768464361">
                <text:p>6.0823776846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.70190728811418">
                <text:p>4.70190728811418</text:p>
              </table:table-cell>
              <table:table-cell office:value-type="float" office:value="6.19007026618314">
                <text:p>6.19007026618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72264354515887">
                <text:p>4.72264354515887</text:p>
              </table:table-cell>
              <table:table-cell office:value-type="float" office:value="6.21430398090529">
                <text:p>6.21430398090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.8055337327877">
                <text:p>4.8055337327877</text:p>
              </table:table-cell>
              <table:table-cell office:value-type="float" office:value="6.32836380844379">
                <text:p>6.32836380844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75401019355242">
                <text:p>4.75401019355242</text:p>
              </table:table-cell>
              <table:table-cell office:value-type="float" office:value="6.38686078399742">
                <text:p>6.38686078399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79514036808761">
                <text:p>4.79514036808761</text:p>
              </table:table-cell>
              <table:table-cell office:value-type="float" office:value="6.56577106182722">
                <text:p>6.56577106182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.74812406203102">
                <text:p>4.74812406203102</text:p>
              </table:table-cell>
              <table:table-cell office:value-type="float" office:value="6.66421320491422">
                <text:p>6.66421320491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79327218081551">
                <text:p>4.79327218081551</text:p>
              </table:table-cell>
              <table:table-cell office:value-type="float" office:value="6.71580395636352">
                <text:p>6.71580395636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74816884893492">
                <text:p>4.74816884893492</text:p>
              </table:table-cell>
              <table:table-cell office:value-type="float" office:value="6.72772582990634">
                <text:p>6.72772582990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.78520562508306">
                <text:p>4.78520562508306</text:p>
              </table:table-cell>
              <table:table-cell office:value-type="float" office:value="6.74533360430215">
                <text:p>6.7453336043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75015241995998">
                <text:p>4.75015241995998</text:p>
              </table:table-cell>
              <table:table-cell office:value-type="float" office:value="6.75071520135068">
                <text:p>6.75071520135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78349931211306">
                <text:p>4.78349931211306</text:p>
              </table:table-cell>
              <table:table-cell office:value-type="float" office:value="6.75993074662331">
                <text:p>6.75993074662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75009380129758">
                <text:p>4.75009380129758</text:p>
              </table:table-cell>
              <table:table-cell office:value-type="float" office:value="6.764475987994">
                <text:p>6.764475987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.7791083977581">
                <text:p>4.7791083977581</text:p>
              </table:table-cell>
              <table:table-cell office:value-type="float" office:value="6.76953711230615">
                <text:p>6.7695371123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.74983585542771">
                <text:p>4.74983585542771</text:p>
              </table:table-cell>
              <table:table-cell office:value-type="float" office:value="6.77223377313657">
                <text:p>6.77223377313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